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77bc65" draw:textarea-horizontal-align="justify" draw:textarea-vertical-align="middle" draw:auto-grow-height="false" fo:min-height="0.808cm" fo:min-width="1.9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483cm" fo:min-width="2.542cm" style:writing-mode="lr-tb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482cm" fo:min-width="2.5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6" svg:width="2.541cm" svg:height="1.482cm" svg:x="3.949cm" svg:y="0.753cm"><text:p text:style-name="P1">Empleados</text:p><draw:enhanced-geometry svg:viewBox="0 0 21600 21600" draw:type="rectangle" draw:enhanced-path="M 0 0 L 21600 0 21600 21600 0 21600 0 0 Z N"/></draw:custom-shape><draw:custom-shape text:anchor-type="paragraph" draw:z-index="1" draw:name="Forma 2" draw:style-name="gr6" draw:text-style-name="P1" svg:width="2.541cm" svg:height="1.482cm" svg:x="17.919cm" svg:y="0.7cm"><text:p text:style-name="P1">Proyectos</text:p><draw:enhanced-geometry svg:viewBox="0 0 21600 21600" draw:type="rectangle" draw:enhanced-path="M 0 0 L 21600 0 21600 21600 0 21600 0 0 Z N"/></draw:custom-shape><draw:custom-shape text:anchor-type="paragraph" draw:z-index="3" draw:name="Forma 4" draw:style-name="gr6" draw:text-style-name="P1" svg:width="2.541cm" svg:height="1.482cm" svg:x="17.972cm" svg:y="7.13cm"><text:p text:style-name="P1">Departamento</text:p><draw:enhanced-geometry svg:viewBox="0 0 21600 21600" draw:type="rectangle" draw:enhanced-path="M 0 0 L 21600 0 21600 21600 0 21600 0 0 Z N"/></draw:custom-shape><draw:custom-shape text:anchor-type="paragraph" draw:z-index="6" draw:name="Forma 7" draw:style-name="gr5" draw:text-style-name="P6" svg:width="2.543cm" svg:height="1.484cm" svg:x="17.972cm" svg:y="13.665cm"><text:p text:style-name="P5"><text:span text:style-name="T1">Clientes</text:span></text:p><draw:enhanced-geometry svg:viewBox="0 0 21600 21600" draw:type="rectangle" draw:enhanced-path="M 0 0 L 21600 0 21600 21600 0 21600 0 0 Z N"/></draw:custom-shape><draw:custom-shape text:anchor-type="paragraph" draw:z-index="2" draw:name="Forma 3" draw:style-name="gr4" draw:text-style-name="P4" svg:width="3.89cm" svg:height="1.615cm" svg:x="10.19cm" svg:y="0.7cm"><text:p text:style-name="P1">desarrolla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Forma 5" draw:style-name="gr4" draw:text-style-name="P4" svg:width="3.89cm" svg:height="1.615cm" svg:x="17.281cm" svg:y="3.796cm"><text:p text:style-name="P1">gestiona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Forma 6" draw:style-name="gr4" draw:text-style-name="P4" svg:width="3.89cm" svg:height="1.615cm" svg:x="10.031cm" svg:y="7.077cm"><text:p text:style-name="P1">trabaja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Forma 8" draw:style-name="gr4" draw:text-style-name="P4" svg:width="3.89cm" svg:height="1.615cm" svg:x="17.228cm" svg:y="10.569cm"><text:p text:style-name="P1">gestiona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8" draw:name="Marco de texto 1" draw:style-name="gr3" draw:text-style-name="P3" svg:width="2.012cm" svg:height="2.091cm" svg:x="1.909cm" svg:y="0.515cm"><draw:text-box><text:p>DNI</text:p><text:p>Nombre<text:line-break/>Dirección</text:p><text:p>Teléfono</text:p></draw:text-box></draw:frame><draw:frame text:anchor-type="paragraph" draw:z-index="9" draw:name="Marco de texto 3" draw:style-name="gr2" draw:text-style-name="P2" svg:width="2.964cm" svg:height="1.959cm" svg:x="20.641cm" svg:y="0.7cm"><draw:text-box><text:p><text:span text:style-name="T1">Código</text:span></text:p><text:p><text:span text:style-name="T1">Presupuesto</text:span></text:p><text:p><text:span text:style-name="T1">Ubicación física</text:span></text:p></draw:text-box></draw:frame><draw:frame text:anchor-type="paragraph" draw:z-index="10" draw:name="Marco de texto 2" draw:style-name="gr2" draw:text-style-name="P2" svg:width="2.964cm" svg:height="1.959cm" svg:x="20.72cm" svg:y="13.665cm"><draw:text-box><text:p><text:span text:style-name="T1">CIF</text:span></text:p><text:p><text:span text:style-name="T1">Dirección</text:span></text:p><text:p><text:span text:style-name="T1">Teléfono</text:span></text:p></draw:text-box></draw:frame><draw:line text:anchor-type="paragraph" draw:z-index="11" draw:name="Línea 1" draw:style-name="gr1" draw:text-style-name="P1" svg:x1="6.489cm" svg:y1="1.573cm" svg:x2="10.19cm" svg:y2="1.52cm"><text:p/></draw:line><draw:line text:anchor-type="paragraph" draw:z-index="12" draw:name="Línea 2" draw:style-name="gr1" draw:text-style-name="P1" svg:x1="14.079cm" svg:y1="1.521cm" svg:x2="17.919cm" svg:y2="1.468cm"><text:p/></draw:line><draw:line text:anchor-type="paragraph" draw:z-index="13" draw:name="Línea 3" draw:style-name="gr1" draw:text-style-name="P1" svg:x1="19.239cm" svg:y1="2.182cm" svg:x2="19.265cm" svg:y2="3.796cm"><text:p/></draw:line><draw:line text:anchor-type="paragraph" draw:z-index="14" draw:name="Línea 4" draw:style-name="gr1" draw:text-style-name="P1" svg:x1="19.265cm" svg:y1="5.41cm" svg:x2="19.212cm" svg:y2="7.13cm"><text:p/></draw:line><draw:line text:anchor-type="paragraph" draw:z-index="15" draw:name="Línea 5" draw:style-name="gr1" draw:text-style-name="P1" svg:x1="19.212cm" svg:y1="8.611cm" svg:x2="19.212cm" svg:y2="10.569cm"><text:p/></draw:line><draw:line text:anchor-type="paragraph" draw:z-index="16" draw:name="Línea 6" draw:style-name="gr1" draw:text-style-name="P1" svg:x1="19.186cm" svg:y1="12.183cm" svg:x2="19.186cm" svg:y2="13.665cm"><text:p/></draw:line><draw:line text:anchor-type="paragraph" draw:z-index="17" draw:name="Línea 7" draw:style-name="gr1" draw:text-style-name="P1" svg:x1="17.973cm" svg:y1="7.897cm" svg:x2="13.921cm" svg:y2="7.923cm"><text:p/></draw:line><draw:line text:anchor-type="paragraph" draw:z-index="18" draw:name="Línea 8" draw:style-name="gr1" draw:text-style-name="P1" svg:x1="10.031cm" svg:y1="7.87cm" svg:x2="5.348cm" svg:y2="7.949cm"><text:p/></draw:line><draw:line text:anchor-type="paragraph" draw:z-index="19" draw:name="Línea vertical 1" draw:style-name="gr1" draw:text-style-name="P1" svg:x1="5.348cm" svg:y1="7.871cm" svg:x2="5.348cm" svg:y2="2.235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3:06:32.533000000</meta:creation-date>
    <dc:date>2023-09-22T13:25:14.735000000</dc:date>
    <meta:editing-duration>PT18M42S</meta:editing-duration>
    <meta:editing-cycles>1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